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spacing="0.199cm"/>
      <style:text-properties fo:font-weight="normal" style:font-weight-asian="normal" style:font-weight-complex="normal"/>
    </style:style>
    <style:style style:name="P2" style:family="paragraph" style:parent-style-name="Standard">
      <style:paragraph-properties style:line-spacing="0.199cm"/>
    </style:style>
    <style:style style:name="P3" style:family="paragraph" style:parent-style-name="Standard">
      <style:paragraph-properties style:line-spacing="0.199cm"/>
      <style:text-properties fo:font-weight="bold" style:font-weight-asian="bold" style:font-weight-complex="bold"/>
    </style:style>
    <style:style style:name="P4" style:family="paragraph" style:parent-style-name="Heading_20_2">
      <style:paragraph-properties style:line-spacing="0.199cm"/>
    </style:style>
    <style:style style:name="P5" style:family="paragraph" style:parent-style-name="Heading_20_1">
      <style:paragraph-properties style:line-spacing="0.199cm"/>
    </style:style>
    <style:style style:name="P6" style:family="paragraph" style:parent-style-name="Standard" style:list-style-name="L1">
      <style:paragraph-properties style:line-spacing="0.199cm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Krav Alanyaboende</text:h>
      <text:h text:style-name="P4" text:outline-level="2">Aktörer</text:h>
      <text:list xml:id="list1852439006151275536" text:style-name="L1">
        <text:list-item>
          <text:p text:style-name="P6">Kund</text:p>
        </text:list-item>
        <text:list-item>
          <text:p text:style-name="P6">Administratör</text:p>
        </text:list-item>
        <text:list-item>
          <text:p text:style-name="P6">Lägenhetsinnehavare</text:p>
        </text:list-item>
        <text:list-item>
          <text:p text:style-name="P6">Leveransorganisation</text:p>
        </text:list-item>
      </text:list>
      <text:h text:style-name="P4" text:outline-level="2">Användningsfall</text:h>
      <text:p text:style-name="P3">AF1 Boka lägenhet</text:p>
      <text:p text:style-name="P1">En kund som vill boka lägenheten en period väljer en period som är ledig och fyller i ett bokningsformulär med uppgifter om sig själv, önskad period samt önskade tillvalstjänster. Systemet markerar perioden som upptagen. Kundens uppgifter sparas och reservationsbekräftelse skickas till kunden.</text:p>
      <text:p text:style-name="Standard"><text:a xlink:type="simple" xlink:href="https://github.com/lo222fj/Uppgift-234/blob/master/AF1.1_BokaLagenhet.pdf?raw=true">https://github.com/lo222fj/Uppgift-234/blob/master/AF1.1_BokaLagenhet.pdf?raw=true</text:a></text:p>
      <text:p text:style-name="Standard"/>
      <text:p text:style-name="P3">AF2 Bekräfta bokning</text:p>
      <text:p text:style-name="P1">Förkrav: AF1 En bokning måste vara gjord och sparad<text:line-break/><text:line-break/>En kund har gjort en inbetalning av handpenning. Administratören ändrar bokningens status från reserverad till bokad. Systemet visar att perioden är bokad.</text:p>
      <text:p text:style-name="P1"/>
      <text:p text:style-name="P1">Kund som bokat lägenheten gör ingen inbetalning av handpenning. Administratör tar bort reservationen. Systemet visar att perioden är ledig.</text:p>
      <text:p text:style-name="P1"/>
      <text:p text:style-name="P3">AF3 Beställ leverans av uthyrningstjänst på plats</text:p>
      <text:p text:style-name="P1">Förkrav: AF1 En bokning måste vara gjord och sparad samt AF2 Bokningen är bekräftad.</text:p>
      <text:p text:style-name="P1"/>
      <text:p text:style-name="P2"><text:span text:style-name="T1">Administratör väljer att skicka en beställning av uthyrningstjänst samt lägger vid behov till ett meddelande. Systemet skapar ett meddelande enligt definition, se </text:span><text:a xlink:type="simple" xlink:href="https://github.com/lo222fj/Uppgift-234/blob/master/Definitioner.odt"><text:span text:style-name="T1">https://github.com/lo222fj/Uppgift-234/blob/master/Definitioner.pdf</text:span></text:a><text:span text:style-name="T1"> och skickar till leveransorganisationen,</text:span> <text:span text:style-name="T1">.</text:span></text:p>
      <text:p text:style-name="P1"/>
      <text:p text:style-name="P3">AF4 Se bokningsläget</text:p>
      <text:p text:style-name="P1">Lägenhetsinnehavaren vill se bokningsläget på lägenheten. Systemet visar när lägenheten är ledig respektive bokad.</text:p>
      <text:p text:style-name="P1"><text:soft-page-break/></text:p>
      <text:p text:style-name="P1">Leveransorganisationen vill se om lägenheten är ledig för bokning då en kund hör av sig direkt till dem för att boka. Systemet visar när lägenheten är ledig respektive bok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11T14:01:10.11</meta:creation-date>
    <meta:generator>OpenOffice/4.0.0$Win32 OpenOffice.org_project/400m3$Build-9702</meta:generator>
    <dc:date>2013-12-11T20:41:26.18</dc:date>
    <dc:creator>Lotta Onsö</dc:creator>
    <meta:editing-duration>PT5H21M4S</meta:editing-duration>
    <meta:editing-cycles>16</meta:editing-cycles>
    <meta:document-statistic meta:table-count="0" meta:image-count="0" meta:object-count="0" meta:page-count="2" meta:paragraph-count="19" meta:word-count="206" meta:character-count="1573"/>
  </office:meta>
</office:document-meta>
</file>